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paragraph-rsid="0008d7a4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officeooo:rsid="0008d7a4"/>
    </style:style>
    <style:style style:name="T4" style:family="text">
      <style:text-properties fo:font-weight="bold" officeooo:rsid="0008d7a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Task di verifica durante il</text:p>
            <text:p text:style-name="P2">quale l'anomalia <text:span text:style-name="T3">è </text:span>stata</text:p>
            <text:p text:style-name="P2">rilevata</text:p>
          </table:table-cell>
          <table:table-cell table:style-name="Chistoj.B1" office:value-type="string">
            <text:p text:style-name="Table_20_Contents"><text:span text:style-name="T4">Software Design Evaluation</text:span>:</text:p>
            <text:p text:style-name="P5"><text:span text:style-name="T3">Interfacce dei sottosistemi</text:span>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2">contenente l'anomalia</text:p>
          </table:table-cell>
          <table:table-cell table:style-name="Chistoj.B2" office:value-type="string">
            <text:p text:style-name="P5"><text:span text:style-name="T3">1 - Decomposizione in sottosistemi</text:span></text:p>
          </table:table-cell>
        </table:table-row>
        <table:table-row>
          <table:table-cell table:style-name="Chistoj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Chistoj.B2" office:value-type="string">
            <text:p text:style-name="Table_20_Contents"><text:span text:style-name="T3">Negli artefatti</text:span> coinvolti <text:span text:style-name="T3">non sono presenti informazioni sulle interfacce dei sottosistemi</text:span> ,<text:span text:style-name="T3">ciò è dovuto al fatto che verranno inseriti in secondo momento.</text:span>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Chistoj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1.B1" office:value-type="string">
            <text:p text:style-name="Table_20_Contents">System Requirements Menu:</text:p>
            <text:p text:style-name="Table_20_Contents">Funzionalità 2: Materiale e le informazioni necessari</text:p>
          </table:table-cell>
        </table:table-row>
        <table:table-row>
          <table:table-cell table:style-name="Tabella1.A2" office:value-type="string">
            <text:p text:style-name="P2">Nome dell'artefatto</text:p>
            <text:p text:style-name="P2">contenente l'anomalia</text:p>
          </table:table-cell>
          <table:table-cell table:style-name="Tabella1.B2" office:value-type="string">
            <text:p text:style-name="Table_20_Contents">N/A</text:p>
          </table:table-cell>
        </table:table-row>
        <table:table-row>
          <table:table-cell table:style-name="Tabella1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1.B2" office:value-type="string">
            <text:p text:style-name="Table_20_Contents">Non ci sono artefatti coinvolti nella modellazione della funzionalità che fornisca <text:span text:style-name="T1">a coloro i quali sono interessati, il </text:span><text:span text:style-name="T2">materiale e le informazioni necessari</text:span><text:span text:style-name="T1"> per accedere al servizio</text:span>, sebbene sia possibile ricavare informazioni dal forum che però non è propriamente pensato per questo.</text:p>
          </table:table-cell>
        </table:table-row>
        <table:table-row>
          <table:table-cell table:style-name="Tabella1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1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2.B1" office:value-type="string">
            <text:p text:style-name="Table_20_Contents">System Requirements Menu:</text:p>
            <text:p text:style-name="Table_20_Contents">Funzionalità 3: Pubblicare informazioni di servizio e gli elenchi dei vincitori dei bandi</text:p>
          </table:table-cell>
        </table:table-row>
        <table:table-row>
          <table:table-cell table:style-name="Tabella2.A2" office:value-type="string">
            <text:p text:style-name="P2">Nome dell'artefatto</text:p>
            <text:p text:style-name="P2">contenente l'anomalia</text:p>
          </table:table-cell>
          <table:table-cell table:style-name="Tabella2.B2" office:value-type="string">
            <text:p text:style-name="Table_20_Contents">N/A</text:p>
          </table:table-cell>
        </table:table-row>
        <table:table-row>
          <table:table-cell table:style-name="Tabella2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2.B2" office:value-type="string">
            <text:p text:style-name="Table_20_Contents">Non ci sono artefatti coinvolti nella modellazione della funzionalità che fornisca <text:span text:style-name="T1">la possibilità di </text:span><text:span text:style-name="T2">pubblicare informazioni di servizio e gli elenchi dei vincitori dei bandi</text:span><text:span text:style-name="T1">, </text:span><text:s/>sebbene sia possibile ricavare e pubblicare informazioni tramite il forum e gli eventi che però non sono propriamente pensati per questo.</text:p>
          </table:table-cell>
        </table:table-row>
        <table:table-row>
          <table:table-cell table:style-name="Tabella2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2.B2" office:value-type="string">
            <text:p text:style-name="Table_20_Contents">N/A</text:p>
          </table:table-cell>
        </table:table-row>
      </table:table>
      <text:p text:style-name="Standard"/>
      <text:p text:style-name="P4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3.B1" office:value-type="string">
            <text:p text:style-name="Table_20_Contents">Traceability Analysis:</text:p>
            <text:p text:style-name="Table_20_Contents">Funzionalità 4</text:p>
          </table:table-cell>
        </table:table-row>
        <table:table-row>
          <table:table-cell table:style-name="Tabella3.A2" office:value-type="string">
            <text:p text:style-name="P2">Nome dell'artefatto</text:p>
            <text:p text:style-name="P2">contenente l'anomalia</text:p>
          </table:table-cell>
          <table:table-cell table:style-name="Tabella3.B2" office:value-type="string">
            <text:p text:style-name="Table_20_Contents">\RAD\Sequence diagrams\Atsilo3\ SD_H_35_ricerca_argomenti_forum.jpg<text:line-break/>SD_H_35_ricerca_argomenti_forum.uxf</text:p>
          </table:table-cell>
        </table:table-row>
        <table:table-row>
          <table:table-cell table:style-name="Tabella3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3.B2" office:value-type="string">
            <text:p text:style-name="Table_20_Contents">Il SD non rispetta i parametri di valutazione:<text:line-break/>non corrisponde né ai passi né ai nomi dell'use case corrispondente. In pratica nell'use case si immette prima la chiave da ricercare e poi si clicca sul bottone cerca mentre nel SD si fa il contrario.</text:p>
          </table:table-cell>
        </table:table-row>
        <table:table-row>
          <table:table-cell table:style-name="Tabella3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3.B2" office:value-type="string">
            <text:p text:style-name="Table_20_Contents">\RAD\Casi d'uso\Atsilo3\Forum\</text:p>
            <text:p text:style-name="Table_20_Contents"/>
            <text:p text:style-name="Table_20_Contents">UC_H_35_Ricerca_argomenti_forum.fodt</text:p>
          </table:table-cell>
        </table:table-row>
      </table:table>
      <text:p text:style-name="Standard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4.B1" office:value-type="string">
            <text:p text:style-name="Table_20_Contents">Traceability Analysis:</text:p>
            <text:p text:style-name="Table_20_Contents">Funzionalità 5-6 (Questionari)</text:p>
          </table:table-cell>
        </table:table-row>
        <table:table-row>
          <table:table-cell table:style-name="Tabella4.A2" office:value-type="string">
            <text:p text:style-name="P2">Nome dell'artefatto</text:p>
            <text:p text:style-name="P2">contenente l'anomalia</text:p>
          </table:table-cell>
          <table:table-cell table:style-name="Tabella4.B2" office:value-type="string">
            <text:p text:style-name="Table_20_Contents">\RAD\Sequence diagrams\Atsilo3\ SD_H_20_InserimentoQuestionario.jpg<text:line-break/>SD_H_20_InserimentoQuestionario.uxf</text:p>
          </table:table-cell>
        </table:table-row>
        <table:table-row>
          <table:table-cell table:style-name="Tabella4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4.B2" office:value-type="string">
            <text:p text:style-name="Table_20_Contents">Il SD non rispetta i parametri di valutazione:<text:line-break/>non corrisponde né ai passi dell'use case corrispondente. Bisogna aggiungere il bottone per accedere alla funzione di inserimento questionario nell'SD.</text:p>
          </table:table-cell>
        </table:table-row>
        <table:table-row>
          <table:table-cell table:style-name="Tabella4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4.B2" office:value-type="string">
            <text:p text:style-name="Table_20_Contents">\RAD\Casi d'uso\Atsilo3\Questionari\</text:p>
            <text:p text:style-name="Table_20_Contents"/>
            <text:p text:style-name="Table_20_Contents">UC_H_20_inserimento_questionario.fodt</text:p>
            <text:p text:style-name="Table_20_Contents">UC_H_23_visualizzazione_questionari.fod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">Task di verifica durante il</text:p>
            <text:p text:style-name="P2">quale l'anomalia e stata</text:p>
            <text:p text:style-name="P2">rilevata</text:p>
          </table:table-cell>
          <table:table-cell table:style-name="Tabella5.B1" office:value-type="string">
            <text:p text:style-name="Table_20_Contents">Traceability Analysis:</text:p>
            <text:p text:style-name="Table_20_Contents">Funzionalità 7</text:p>
          </table:table-cell>
        </table:table-row>
        <table:table-row>
          <table:table-cell table:style-name="Tabella5.A2" office:value-type="string">
            <text:p text:style-name="P2">Nome dell'artefatto</text:p>
            <text:p text:style-name="P2">contenente l'anomalia</text:p>
          </table:table-cell>
          <table:table-cell table:style-name="Tabella5.B2" office:value-type="string">
            <text:p text:style-name="Table_20_Contents">N/A</text:p>
          </table:table-cell>
        </table:table-row>
        <table:table-row>
          <table:table-cell table:style-name="Tabella5.A2" office:value-type="string">
            <text:p text:style-name="P1"/>
            <text:p text:style-name="P2"/>
            <text:p text:style-name="P2">Descrizione dell'anomalia</text:p>
            <text:p text:style-name="P2"/>
          </table:table-cell>
          <table:table-cell table:style-name="Tabella5.B2" office:value-type="string">
            <text:p text:style-name="Table_20_Contents">L'SD per questa funzionalità non è presente nell'apposita cartella.</text:p>
          </table:table-cell>
        </table:table-row>
        <table:table-row>
          <table:table-cell table:style-name="Tabella5.A2" office:value-type="string">
            <text:p text:style-name="P2">Artefatti collegati in altri</text:p>
            <text:p text:style-name="P2">livelli di astrazione e in</text:p>
            <text:p text:style-name="P3">altri documenti</text:p>
          </table:table-cell>
          <table:table-cell table:style-name="Tabella5.B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9T14:22:39.23</dc:date>
    <meta:editing-duration>PT31M54S</meta:editing-duration>
    <meta:editing-cycles>10</meta:editing-cycles>
    <meta:generator>LibreOffice/3.6$Windows_x86 LibreOffice_project/da8c1e6-fd468f4-454e206-f42a4a9-143cfd</meta:generator>
    <meta:print-date>2012-11-07T17:59:36.12</meta:print-date>
    <meta:document-statistic meta:table-count="6" meta:image-count="0" meta:object-count="0" meta:page-count="5" meta:paragraph-count="87" meta:word-count="425" meta:character-count="3236" meta:non-whitespace-character-count="2897"/>
  </office:meta>
</office:document-meta>
</file>